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2ad5" officeooo:paragraph-rsid="00192ad5"/>
    </style:style>
    <style:style style:name="P2" style:family="paragraph" style:parent-style-name="Standard">
      <style:text-properties officeooo:paragraph-rsid="00192ad5"/>
    </style:style>
    <style:style style:name="P3" style:family="paragraph" style:parent-style-name="Standard">
      <style:text-properties officeooo:rsid="001aa81e" officeooo:paragraph-rsid="001aa81e"/>
    </style:style>
    <style:style style:name="P4" style:family="paragraph" style:parent-style-name="Standard">
      <style:text-properties officeooo:rsid="001abd79" officeooo:paragraph-rsid="001abd79"/>
    </style:style>
    <style:style style:name="T1" style:family="text">
      <style:text-properties officeooo:rsid="00192ad5"/>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officeooo:rsid="001aa81e"/>
    </style:style>
    <style:style style:name="T4" style:family="text">
      <style:text-properties officeooo:rsid="001c94d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p>
      <text:p text:style-name="P1"><text:tab/>A: </text:p>
      <text:p text:style-name="P1"><text:tab/><text:tab/>I: the alternitive way of computing them was using a triangular array</text:p>
      <text:p text:style-name="P1"><text:tab/><text:tab/>ii: </text:p>
      <text:p text:style-name="P2"><text:span text:style-name="T1"><text:tab/><text:tab/>iii:</text:span><text:span text:style-name="T2">1.0001, 1.0100, 1.0111, 1.1010, and 1.1101</text:span> </text:p>
      <text:p text:style-name="P1"><text:tab/><text:tab/>iv:4</text:p>
      <text:p text:style-name="P1"><text:tab/><text:span text:style-name="T3">B:</text:span></text:p>
      <text:p text:style-name="P1"><text:tab/><text:tab/><text:span text:style-name="T3">I: a rocket exploded 37 seconds after launch, The error was fualty handling of an overflow message by the chip that led for a mishap of information being sent to the rocket nozzels, causing the explosion.</text:span></text:p>
      <text:p text:style-name="P1"><text:tab/><text:tab/><text:span text:style-name="T3">Ii: I think that the error was mostly a problem with a hardware because the system would not of had to send the error in the first place if it was able to handle the change in floating variable correctly.</text:span></text:p>
      <text:p text:style-name="P1"/>
      <text:p text:style-name="P3">3:</text:p>
      <text:p text:style-name="P3"/>
      <text:p text:style-name="P4">function VirtualPest(): <text:span text:style-name="T4">virtualpest function will create the values Hunger, Love, feedTime, petTime, exciteTime, State, </text:span></text:p>
      <text:p text:style-name="P4"/>
      <text:p text:style-name="P4">function Initialize(): <text:span text:style-name="T4">sets state of pest to “Done”, sets the display to the Done.png, sets the feedTime, petTime, and exciteTime to zero</text:span></text:p>
      <text:p text:style-name="P4"/>
      <text:p text:style-name="P4">function Display(): <text:span text:style-name="T4">displays the state, has the pet action to standing, sets the pet sound to “yo, meow”</text:span></text:p>
      <text:p text:style-name="P4"/>
      <text:p text:style-name="P4">function Simulate(): <text:span text:style-name="T4">checks the amount of time difference there is between the different time variables and the current time and changes the state, sound, action, and display of the pest accordingly</text:span></text:p>
      <text:p text:style-name="P4"/>
      <text:p text:style-name="P4">function Pet(): <text:span text:style-name="T4">adjusts the petTime to the current time, and based on the love variable, may cause the exciteTime to be set to current time. And then changes the display and state, as well as any other variables accordingly based on the affects of pet.</text:span></text:p>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0T20:45:08.526000000</meta:creation-date>
    <dc:date>2015-11-10T22:28:47.441000000</dc:date>
    <meta:editing-duration>PT12M7S</meta:editing-duration>
    <meta:editing-cycles>1</meta:editing-cycles>
    <meta:document-statistic meta:table-count="0" meta:image-count="0" meta:object-count="0" meta:page-count="1" meta:paragraph-count="15" meta:word-count="230" meta:character-count="1366" meta:non-whitespace-character-count="1133"/>
    <meta:generator>LibreOffice/5.0.1.2$Windows_x86 LibreOffice_project/81898c9f5c0d43f3473ba111d7b351050be20261</meta:generator>
  </office:meta>
</office:document-meta>
</file>